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2.3402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ategoria</text:p>
          </table:table-cell>
          <table:table-cell table:style-name="ce1" office:value-type="string">
            <text:p>Indicador</text:p>
          </table:table-cell>
          <table:table-cell table:style-name="ce1" office:value-type="string">
            <text:p>Camp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table:number-columns-spanned="1" table:number-rows-spanned="4">
            <text:p>Alcance geográfico</text:p>
          </table:table-cell>
          <table:table-cell office:value-type="string">
            <text:p>Código de Provincia</text:p>
          </table:table-cell>
          <table:table-cell office:value-type="string">
            <text:p>provinciad</text:p>
          </table:table-cell>
        </table:table-row>
        <table:table-row table:style-name="ro2">
          <table:covered-table-cell table:style-name="ce3"/>
          <table:table-cell office:value-type="string">
            <text:p>Nombre de Provincia</text:p>
          </table:table-cell>
          <table:table-cell office:value-type="string">
            <text:p>provincia</text:p>
          </table:table-cell>
        </table:table-row>
        <table:table-row table:style-name="ro2">
          <table:covered-table-cell table:style-name="ce3"/>
          <table:table-cell office:value-type="string">
            <text:p>Código de Departamento</text:p>
          </table:table-cell>
          <table:table-cell office:value-type="string">
            <text:p>departamentoId</text:p>
          </table:table-cell>
        </table:table-row>
        <table:table-row table:style-name="ro2">
          <table:covered-table-cell table:style-name="ce3"/>
          <table:table-cell office:value-type="string">
            <text:p>Nombre del Departamento</text:p>
          </table:table-cell>
          <table:table-cell office:value-type="string">
            <text:p>departament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10">
            <text:p>Relación de parentezco</text:p>
          </table:table-cell>
          <table:table-cell office:value-type="string">
            <text:p>Jefe(a)</text:p>
          </table:table-cell>
          <table:table-cell office:value-type="string">
            <text:p>parentezco_jefe</text:p>
          </table:table-cell>
        </table:table-row>
        <table:table-row table:style-name="ro2">
          <table:covered-table-cell/>
          <table:table-cell office:value-type="string">
            <text:p>Cónyuge o pareja</text:p>
          </table:table-cell>
          <table:table-cell office:value-type="string">
            <text:p>parentezco_pareja</text:p>
          </table:table-cell>
        </table:table-row>
        <table:table-row table:style-name="ro2">
          <table:covered-table-cell/>
          <table:table-cell office:value-type="string">
            <text:p>Hijo(a) / Hijastro(a)</text:p>
          </table:table-cell>
          <table:table-cell office:value-type="string">
            <text:p>parentezco_hijo</text:p>
          </table:table-cell>
        </table:table-row>
        <table:table-row table:style-name="ro2">
          <table:covered-table-cell/>
          <table:table-cell office:value-type="string">
            <text:p>Yerno / Nuera</text:p>
          </table:table-cell>
          <table:table-cell office:value-type="string">
            <text:p>parentezco_yerno</text:p>
          </table:table-cell>
        </table:table-row>
        <table:table-row table:style-name="ro2">
          <table:covered-table-cell/>
          <table:table-cell office:value-type="string">
            <text:p>Nieto(a)</text:p>
          </table:table-cell>
          <table:table-cell office:value-type="string">
            <text:p>parentezco_nieto</text:p>
          </table:table-cell>
        </table:table-row>
        <table:table-row table:style-name="ro2">
          <table:covered-table-cell/>
          <table:table-cell office:value-type="string">
            <text:p>Padre / Madre / Suegro(a)</text:p>
          </table:table-cell>
          <table:table-cell office:value-type="string">
            <text:p>parentezco_padre</text:p>
          </table:table-cell>
        </table:table-row>
        <table:table-row table:style-name="ro2">
          <table:covered-table-cell/>
          <table:table-cell office:value-type="string">
            <text:p>Otros familiares</text:p>
          </table:table-cell>
          <table:table-cell office:value-type="string">
            <text:p>parentezco_otros_familia</text:p>
          </table:table-cell>
        </table:table-row>
        <table:table-row table:style-name="ro2">
          <table:covered-table-cell/>
          <table:table-cell office:value-type="string">
            <text:p>Otros no familiares</text:p>
          </table:table-cell>
          <table:table-cell office:value-type="string">
            <text:p>parentezco_otros_no_familia</text:p>
          </table:table-cell>
        </table:table-row>
        <table:table-row table:style-name="ro2">
          <table:covered-table-cell/>
          <table:table-cell office:value-type="string">
            <text:p>Servicio doméstico y sus familiares</text:p>
          </table:table-cell>
          <table:table-cell office:value-type="string">
            <text:p>parentezco_serv_domestic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parentezc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3">
            <text:p>Sexo</text:p>
          </table:table-cell>
          <table:table-cell office:value-type="string">
            <text:p>Varón</text:p>
          </table:table-cell>
          <table:table-cell office:value-type="string">
            <text:p>sexo_varon</text:p>
          </table:table-cell>
        </table:table-row>
        <table:table-row table:style-name="ro2">
          <table:covered-table-cell/>
          <table:table-cell office:value-type="string">
            <text:p>Mujer</text:p>
          </table:table-cell>
          <table:table-cell office:value-type="string">
            <text:p>sexo_mujer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sex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3">
            <text:p>País de nacimiento</text:p>
          </table:table-cell>
          <table:table-cell office:value-type="string">
            <text:p>Argentina</text:p>
          </table:table-cell>
          <table:table-cell office:value-type="string">
            <text:p>pais_argentina</text:p>
          </table:table-cell>
        </table:table-row>
        <table:table-row table:style-name="ro2">
          <table:covered-table-cell/>
          <table:table-cell office:value-type="string">
            <text:p>Otro país</text:p>
          </table:table-cell>
          <table:table-cell office:value-type="string">
            <text:p>pais_otr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pais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3">
            <text:p>Sabe leer y escribir</text:p>
          </table:table-cell>
          <table:table-cell office:value-type="string">
            <text:p>Sí</text:p>
          </table:table-cell>
          <table:table-cell office:value-type="string">
            <text:p>lee_escribe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lee_escribe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lee_escribe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3">
            <text:p>Utiliza computadora</text:p>
          </table:table-cell>
          <table:table-cell office:value-type="string">
            <text:p>Sí</text:p>
          </table:table-cell>
          <table:table-cell office:value-type="string">
            <text:p>usa_pc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usa_pc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usa_pc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21">
            <text:p>Edad quinquenal</text:p>
          </table:table-cell>
          <table:table-cell office:value-type="string">
            <text:p>0-4</text:p>
          </table:table-cell>
          <table:table-cell office:value-type="string">
            <text:p>edad_0-4</text:p>
          </table:table-cell>
        </table:table-row>
        <table:table-row table:style-name="ro2">
          <table:covered-table-cell/>
          <table:table-cell office:value-type="string">
            <text:p>5-9</text:p>
          </table:table-cell>
          <table:table-cell office:value-type="string">
            <text:p>edad_5-9</text:p>
          </table:table-cell>
        </table:table-row>
        <table:table-row table:style-name="ro2">
          <table:covered-table-cell/>
          <table:table-cell office:value-type="string">
            <text:p>10-14</text:p>
          </table:table-cell>
          <table:table-cell office:value-type="string">
            <text:p>edad_10-14</text:p>
          </table:table-cell>
        </table:table-row>
        <table:table-row table:style-name="ro2">
          <table:covered-table-cell/>
          <table:table-cell office:value-type="string">
            <text:p>15-19</text:p>
          </table:table-cell>
          <table:table-cell office:value-type="string">
            <text:p>edad_15-19</text:p>
          </table:table-cell>
        </table:table-row>
        <table:table-row table:style-name="ro2">
          <table:covered-table-cell/>
          <table:table-cell office:value-type="string">
            <text:p>20-24</text:p>
          </table:table-cell>
          <table:table-cell office:value-type="string">
            <text:p>edad_20-24</text:p>
          </table:table-cell>
        </table:table-row>
        <table:table-row table:style-name="ro2">
          <table:covered-table-cell/>
          <table:table-cell office:value-type="string">
            <text:p>25-29</text:p>
          </table:table-cell>
          <table:table-cell office:value-type="string">
            <text:p>edad_25-29</text:p>
          </table:table-cell>
        </table:table-row>
        <table:table-row table:style-name="ro2">
          <table:covered-table-cell/>
          <table:table-cell office:value-type="string">
            <text:p>30-34</text:p>
          </table:table-cell>
          <table:table-cell office:value-type="string">
            <text:p>edad_30-34</text:p>
          </table:table-cell>
        </table:table-row>
        <table:table-row table:style-name="ro2">
          <table:covered-table-cell/>
          <table:table-cell office:value-type="string">
            <text:p>35-39</text:p>
          </table:table-cell>
          <table:table-cell office:value-type="string">
            <text:p>edad_35-39</text:p>
          </table:table-cell>
        </table:table-row>
        <table:table-row table:style-name="ro2">
          <table:covered-table-cell/>
          <table:table-cell office:value-type="string">
            <text:p>40-44</text:p>
          </table:table-cell>
          <table:table-cell office:value-type="string">
            <text:p>edad_40-44</text:p>
          </table:table-cell>
        </table:table-row>
        <table:table-row table:style-name="ro2">
          <table:covered-table-cell/>
          <table:table-cell office:value-type="string">
            <text:p>45-49</text:p>
          </table:table-cell>
          <table:table-cell office:value-type="string">
            <text:p>edad_45-49</text:p>
          </table:table-cell>
        </table:table-row>
        <table:table-row table:style-name="ro2">
          <table:covered-table-cell/>
          <table:table-cell office:value-type="string">
            <text:p>50-54</text:p>
          </table:table-cell>
          <table:table-cell office:value-type="string">
            <text:p>edad_50-54</text:p>
          </table:table-cell>
        </table:table-row>
        <table:table-row table:style-name="ro2">
          <table:covered-table-cell/>
          <table:table-cell office:value-type="string">
            <text:p>55-59</text:p>
          </table:table-cell>
          <table:table-cell office:value-type="string">
            <text:p>edad_55-59</text:p>
          </table:table-cell>
        </table:table-row>
        <table:table-row table:style-name="ro2">
          <table:covered-table-cell/>
          <table:table-cell office:value-type="string">
            <text:p>60-64</text:p>
          </table:table-cell>
          <table:table-cell office:value-type="string">
            <text:p>edad_60-64</text:p>
          </table:table-cell>
        </table:table-row>
        <table:table-row table:style-name="ro2">
          <table:covered-table-cell/>
          <table:table-cell office:value-type="string">
            <text:p>65-69</text:p>
          </table:table-cell>
          <table:table-cell office:value-type="string">
            <text:p>edad_65-69</text:p>
          </table:table-cell>
        </table:table-row>
        <table:table-row table:style-name="ro2">
          <table:covered-table-cell/>
          <table:table-cell office:value-type="string">
            <text:p>70-74</text:p>
          </table:table-cell>
          <table:table-cell office:value-type="string">
            <text:p>edad_70-74</text:p>
          </table:table-cell>
        </table:table-row>
        <table:table-row table:style-name="ro2">
          <table:covered-table-cell/>
          <table:table-cell office:value-type="string">
            <text:p>75-79</text:p>
          </table:table-cell>
          <table:table-cell office:value-type="string">
            <text:p>edad_75-79</text:p>
          </table:table-cell>
        </table:table-row>
        <table:table-row table:style-name="ro2">
          <table:covered-table-cell/>
          <table:table-cell office:value-type="string">
            <text:p>80-84</text:p>
          </table:table-cell>
          <table:table-cell office:value-type="string">
            <text:p>edad_80-84</text:p>
          </table:table-cell>
        </table:table-row>
        <table:table-row table:style-name="ro2">
          <table:covered-table-cell/>
          <table:table-cell office:value-type="string">
            <text:p>85-89</text:p>
          </table:table-cell>
          <table:table-cell office:value-type="string">
            <text:p>edad_85-89</text:p>
          </table:table-cell>
        </table:table-row>
        <table:table-row table:style-name="ro2">
          <table:covered-table-cell/>
          <table:table-cell office:value-type="string">
            <text:p>90-94</text:p>
          </table:table-cell>
          <table:table-cell office:value-type="string">
            <text:p>edad_90-94</text:p>
          </table:table-cell>
        </table:table-row>
        <table:table-row table:style-name="ro2">
          <table:covered-table-cell/>
          <table:table-cell office:value-type="string">
            <text:p>95 y más</text:p>
          </table:table-cell>
          <table:table-cell office:value-type="string">
            <text:p>edad_95-mas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edad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4">
            <text:p>Condición de actividad</text:p>
          </table:table-cell>
          <table:table-cell office:value-type="string">
            <text:p>Ocupado</text:p>
          </table:table-cell>
          <table:table-cell office:value-type="string">
            <text:p>actividad_ocupado</text:p>
          </table:table-cell>
        </table:table-row>
        <table:table-row table:style-name="ro2">
          <table:covered-table-cell/>
          <table:table-cell office:value-type="string">
            <text:p>Desocupado</text:p>
          </table:table-cell>
          <table:table-cell office:value-type="string">
            <text:p>actividad_desocupado</text:p>
          </table:table-cell>
        </table:table-row>
        <table:table-row table:style-name="ro2">
          <table:covered-table-cell/>
          <table:table-cell office:value-type="string">
            <text:p>Inactivo</text:p>
          </table:table-cell>
          <table:table-cell office:value-type="string">
            <text:p>actividad_inactiv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actividad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4">
            <text:p>Asistencia a establecimiento escolar</text:p>
          </table:table-cell>
          <table:table-cell office:value-type="string">
            <text:p>Asiste</text:p>
          </table:table-cell>
          <table:table-cell office:value-type="string">
            <text:p>escuela_asiste</text:p>
          </table:table-cell>
        </table:table-row>
        <table:table-row table:style-name="ro2">
          <table:covered-table-cell/>
          <table:table-cell office:value-type="string">
            <text:p>Asistió</text:p>
          </table:table-cell>
          <table:table-cell office:value-type="string">
            <text:p>escuela_asistio</text:p>
          </table:table-cell>
        </table:table-row>
        <table:table-row table:style-name="ro2">
          <table:covered-table-cell/>
          <table:table-cell office:value-type="string">
            <text:p>Nunca Asistió</text:p>
          </table:table-cell>
          <table:table-cell office:value-type="string">
            <text:p>escuela_nunca_asisti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escuel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10">
            <text:p>Nivel educativo</text:p>
          </table:table-cell>
          <table:table-cell office:value-type="string">
            <text:p>Inicial (jardín, preescolar)</text:p>
          </table:table-cell>
          <table:table-cell office:value-type="string">
            <text:p>educacion_inicial</text:p>
          </table:table-cell>
        </table:table-row>
        <table:table-row table:style-name="ro2">
          <table:covered-table-cell/>
          <table:table-cell office:value-type="string">
            <text:p>Primario</text:p>
          </table:table-cell>
          <table:table-cell office:value-type="string">
            <text:p>educacion_primario</text:p>
          </table:table-cell>
        </table:table-row>
        <table:table-row table:style-name="ro2">
          <table:covered-table-cell/>
          <table:table-cell office:value-type="string">
            <text:p>EGB</text:p>
          </table:table-cell>
          <table:table-cell office:value-type="string">
            <text:p>educacion_egb</text:p>
          </table:table-cell>
        </table:table-row>
        <table:table-row table:style-name="ro2">
          <table:covered-table-cell/>
          <table:table-cell office:value-type="string">
            <text:p>Secundario</text:p>
          </table:table-cell>
          <table:table-cell office:value-type="string">
            <text:p>educacion_secundario</text:p>
          </table:table-cell>
        </table:table-row>
        <table:table-row table:style-name="ro2">
          <table:covered-table-cell/>
          <table:table-cell office:value-type="string">
            <text:p>Polimodal</text:p>
          </table:table-cell>
          <table:table-cell office:value-type="string">
            <text:p>educacion_polimodal</text:p>
          </table:table-cell>
        </table:table-row>
        <table:table-row table:style-name="ro2">
          <table:covered-table-cell/>
          <table:table-cell office:value-type="string">
            <text:p>Superior no universitario</text:p>
          </table:table-cell>
          <table:table-cell office:value-type="string">
            <text:p>educacion_superior_no_univ</text:p>
          </table:table-cell>
        </table:table-row>
        <table:table-row table:style-name="ro2">
          <table:covered-table-cell/>
          <table:table-cell office:value-type="string">
            <text:p>Universitario</text:p>
          </table:table-cell>
          <table:table-cell office:value-type="string">
            <text:p>educacion_universitario</text:p>
          </table:table-cell>
        </table:table-row>
        <table:table-row table:style-name="ro2">
          <table:covered-table-cell/>
          <table:table-cell office:value-type="string">
            <text:p>Post universitario</text:p>
          </table:table-cell>
          <table:table-cell office:value-type="string">
            <text:p>educacion_post_universitario</text:p>
          </table:table-cell>
        </table:table-row>
        <table:table-row table:style-name="ro2">
          <table:covered-table-cell/>
          <table:table-cell office:value-type="string">
            <text:p>Educación especial</text:p>
          </table:table-cell>
          <table:table-cell office:value-type="string">
            <text:p>educacion_especial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educacion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table:number-columns-spanned="1" table:number-rows-spanned="3">
            <text:p>Completó ese nivel</text:p>
          </table:table-cell>
          <table:table-cell office:value-type="string">
            <text:p>Sí</text:p>
          </table:table-cell>
          <table:table-cell office:value-type="string">
            <text:p>educacion_completo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educacion_completo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educacion_completo_total</text:p>
          </table:table-cell>
        </table:table-row>
        <table:table-row table:style-name="ro2" table:number-rows-repeated="104849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00:23: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5:57:28.54</meta:creation-date>
    <dc:date>2013-08-02T00:26:28</dc:date>
    <meta:editing-duration>PT46M3S</meta:editing-duration>
    <meta:editing-cycles>5</meta:editing-cycles>
    <meta:generator>LibreOffice/4.0.2.2$Linux_X86_64 LibreOffice_project/400m0$Build-2</meta:generator>
    <dc:creator>sas </dc:creator>
    <meta:document-statistic meta:table-count="1" meta:cell-count="150" meta:object-count="0"/>
  </office:meta>
</office:document-meta>
</file>